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951" officeooo:paragraph-rsid="00047951"/>
    </style:style>
    <style:style style:name="P2" style:family="paragraph" style:parent-style-name="Standard">
      <style:text-properties officeooo:rsid="0005f35d" officeooo:paragraph-rsid="0005f35d"/>
    </style:style>
    <style:style style:name="P3" style:family="paragraph" style:parent-style-name="Standard">
      <style:text-properties officeooo:rsid="0006d7d9" officeooo:paragraph-rsid="0006d7d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5f35d" officeooo:paragraph-rsid="0005f35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47951" officeooo:paragraph-rsid="0004795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5fc54" officeooo:paragraph-rsid="0005fc54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5fc54" officeooo:paragraph-rsid="0005fc54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5f35d" officeooo:paragraph-rsid="0005f35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5fc54" officeooo:paragraph-rsid="0005fc54"/>
    </style:style>
    <style:style style:name="T1" style:family="text">
      <style:text-properties officeooo:rsid="0005f35d"/>
    </style:style>
    <style:style style:name="T2" style:family="text">
      <style:text-properties officeooo:rsid="0005fc54"/>
    </style:style>
    <style:style style:name="T3" style:family="text">
      <style:text-properties officeooo:rsid="0006d7d9"/>
    </style:style>
    <style:style style:name="T4" style:family="text">
      <style:text-properties officeooo:rsid="0008f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ns l'organigramme d'une entreprise :</text:p>
      <text:p text:style-name="P4">- on trouve la direction maintenance au même niveau que la direction de la production sous la hiérarchie d'une direction technique.</text:p>
      <text:p text:style-name="P4">- on trouve le service maintenance sous la direction de production.</text:p>
      <text:p text:style-name="P4"/>
      <text:p text:style-name="P4">Argumenter en fonction de la taille de l'entreprise sur les conséquences de ces organisations en matière de gestion de la maintenance.</text:p>
      <text:p text:style-name="P4">Quels sont les sous-composantes de la maintenance dans un organigramme (nombre de salariés &gt; 200)</text:p>
      <text:p text:style-name="P2"/>
      <text:p text:style-name="P2"/>
      <text:p text:style-name="P2">A quelles méthodes pouvez vous appuyer dans les cas suivants afin d'optimiser ou de gérer des actions en précisant si vous êtes au niveau de l'entreprise ou du service maintenance. </text:p>
      <text:p text:style-name="P2"/>
      <text:p text:style-name="P4">Conception d'un produit :</text:p>
      <text:p text:style-name="P4"/>
      <text:p text:style-name="P4">Conception d'un équipement :</text:p>
      <text:p text:style-name="P4"/>
      <text:p text:style-name="P4">Maintenance d'un équipement déjà en exploitation :</text:p>
      <text:p text:style-name="P4"/>
      <text:p text:style-name="P4">Interaction <text:span text:style-name="T3">entre les</text:span> services maintenance, qualité, production :</text:p>
      <text:p text:style-name="P5"/>
      <text:p text:style-name="P1">On souhaite mesurer l'efficacité des activités de maintenance. Quel<text:span text:style-name="T1">s concepts</text:span> grandeur<text:span text:style-name="T1">s</text:span> <text:span text:style-name="T1">ou caractéristique </text:span>allez vous utiliser dans les cas suivants :</text:p>
      <text:p text:style-name="P1"/>
      <text:p text:style-name="P5">Dépannage (service maintenance)</text:p>
      <text:p text:style-name="P5"/>
      <text:p text:style-name="P4">Composant non réparable. <text:span text:style-name="T2">Illuster avec la comparaison de 5 composants.</text:span></text:p>
      <text:p text:style-name="P4"/>
      <text:p text:style-name="P4">Equipement réparable. <text:span text:style-name="T2">Illuster avec un graphe marche – arrêt</text:span></text:p>
      <text:p text:style-name="P4"/>
      <text:p text:style-name="P6">Lorsque vous décidez de faire une étude comparative entre plusieurs composants, équipements, quels sont les paramètres qui peuvent perturber les mesures ou quels sont les paramètres à fixer ?</text:p>
      <text:p text:style-name="P4"/>
      <text:p text:style-name="P7">Si on s'intéresse au coût global maintenance, donner les principales composantes. <text:span text:style-name="T4">Comment exploiter ces composantes pour juger de l'efficacité à moyen ou long-terme de l'entrprise ? </text:span></text:p>
      <text:p text:style-name="P7"/>
      <text:p text:style-name="P7">Analyse des défaillances </text:p>
      <text:p text:style-name="P6">Pour juger de l'importance ou la conséquence d'une défaillance, quels sont les critères à prendre en compte.</text:p>
      <text:p text:style-name="P6">Quels sont les moyens pour agir sur les critères que vous avez donnés.</text:p>
      <text:p text:style-name="P6"/>
      <text:p text:style-name="P7">Plan de maintenance préventif.</text:p>
      <text:p text:style-name="P7"/>
      <text:p text:style-name="P6">Vous devez justifier du bien fondé d'une tâche préventive. Que va apporter cette tâche ? Sur quoi agit-elle ? Quels moyens nécessite t-elle ?</text:p>
      <text:p text:style-name="P6">A partir de deux ou 3 objectifs et d'un contexte bien ciblé, donner des arguments que vous allez prendre en compte pour justifier vos choix.</text:p>
      <text:p text:style-name="P6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/>
      <text:p text:style-name="P1"/>
      <text:p text:style-name="P3">Contextes :</text:p>
      <text:p text:style-name="P3"/>
      <text:p text:style-name="P3"><text:tab/>Vidange (préconisation con<text:span text:style-name="T4">s</text:span>tructeur)</text:p>
      <text:p text:style-name="P3"/>
      <text:p text:style-name="P3"><text:tab/>Equipement doublé (on passe sur le deuxième après une défaillance)</text:p>
      <text:p text:style-name="P3"/>
      <text:p text:style-name="P3"><text:tab/>Equipement critique sur la sécurité des personnes</text:p>
      <text:p text:style-name="P3"/>
      <text:p text:style-name="P3"><text:tab/>Equipement critique sur la qualité si défaillance</text:p>
      <text:p text:style-name="P3"/>
      <text:p text:style-name="P3"><text:tab/>Equipement critique sur la production si défaillance</text:p>
      <text:p text:style-name="P3"/>
      <text:p text:style-name="P3"><text:tab/>Outillage courant ou peu coûteux</text:p>
      <text:p text:style-name="P3"/>
      <text:p text:style-name="P3"><text:tab/>Utilité / énergies (électrique, hydraulique, vapeur, air comprimé)</text:p>
      <text:p text:style-name="P3"/>
      <text:p text:style-name="P3"><text:tab/>A t-on des moyens structurels ou organisationnels pour palier aux conséquences 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51:57.599000000</meta:creation-date>
    <dc:date>2016-10-06T08:47:50.182000000</dc:date>
    <meta:editing-duration>PT8M41S</meta:editing-duration>
    <meta:editing-cycles>2</meta:editing-cycles>
    <meta:generator>LibreOffice/4.3.2.2$Windows_x86 LibreOffice_project/edfb5295ba211bd31ad47d0bad0118690f76407d</meta:generator>
    <meta:document-statistic meta:table-count="0" meta:image-count="0" meta:object-count="0" meta:page-count="2" meta:paragraph-count="31" meta:word-count="370" meta:character-count="2463" meta:non-whitespace-character-count="2112"/>
  </office:meta>
</office:document-meta>
</file>